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Web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setContentType( String the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Values( String theName , Hashtable the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WebRequest.getParameterValuesPost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Names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Header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WebRequest.toStringAppendParameters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Names( Hashtable the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Post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WebRequest.setAuthentication( Authentication theAuthent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addParameter(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Get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WebRequest.addParameter( String theName , String theValue , String the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eWebRequest.addCookie( String theDomain ,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addCookie( Cookie the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WebRequ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WebRequest.toStringAppendParameters( Hashtable the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WebRequest.toStringAppend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Web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Names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toStringAppend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eWeb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setConfiguration(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HeaderValues( String t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WebRequest.addCookie(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toStringAppendParameters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Base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WebRequest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setUserData( InputStream the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ParameterValuesGet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WebRequest.addHeader( String theName , String th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eWebRequest.BaseWebRequest(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